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3102in"/>
    </style:style>
    <style:style style:name="co3" style:family="table-column">
      <style:table-column-properties fo:break-before="auto" style:column-width="4.181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ce3"/>
        <table:table-column table:style-name="co2" table:default-cell-style-name="ce7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MPH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Game Dat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itch Result</text:p>
          </table:table-cell>
          <table:table-cell table:style-name="ce1" office:value-type="string" calcext:value-type="string">
            <text:p>AB Result</text:p>
          </table:table-cell>
          <table:table-cell table:style-name="ce8" office:value-type="string" calcext:value-type="string">
            <text:p>URL</text:p>
          </table:table-cell>
          <table:table-cell table:style-name="ce3" table:number-columns-repeated="1016"/>
        </table:table-row>
        <table:table-row table:style-name="ro2">
          <table:table-cell table:style-name="ce2" office:value-type="string" calcext:value-type="string">
            <text:p>FT</text:p>
          </table:table-cell>
          <table:table-cell table:style-name="ce2" office:value-type="float" office:value="91.6" calcext:value-type="float">
            <text:p>91.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14-07-06" calcext:value-type="date">
            <text:p>2014-07-06</text:p>
          </table:table-cell>
          <table:table-cell table:style-name="ce2" office:value-type="string" calcext:value-type="string">
            <text:p>0 - 0</text:p>
          </table:table-cell>
          <table:table-cell table:style-name="ce2" office:value-type="string" calcext:value-type="string">
            <text:p>In play, out(s)</text:p>
          </table:table-cell>
          <table:table-cell table:style-name="ce6" office:value-type="string" calcext:value-type="string">
            <text:p>Alberto Callaspo pops out to first baseman Jose Bautista in foul territory.</text:p>
          </table:table-cell>
          <table:table-cell table:style-name="ce7" office:value-type="string" calcext:value-type="string">
            <text:p>http://baseballsavant.com/popup/video.php?video_id=34362577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2.1" calcext:value-type="float">
            <text:p>92.1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14-05-11" calcext:value-type="date">
            <text:p>2014-05-11</text:p>
          </table:table-cell>
          <table:table-cell table:style-name="ce2" office:value-type="string" calcext:value-type="string">
            <text:p>0 - 1</text:p>
          </table:table-cell>
          <table:table-cell table:style-name="ce2" office:value-type="string" calcext:value-type="string">
            <text:p>In play, out(s)</text:p>
          </table:table-cell>
          <table:table-cell table:style-name="ce5" office:value-type="string" calcext:value-type="string">
            <text:p>Alberto Callaspo pops out to first baseman Tyler Moore in foul territory.</text:p>
          </table:table-cell>
          <table:table-cell office:value-type="string" calcext:value-type="string">
            <text:p>http://baseballsavant.com/popup/video.php?video_id=328010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2.3" calcext:value-type="float">
            <text:p>92.3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14-05-11" calcext:value-type="date">
            <text:p>2014-05-11</text:p>
          </table:table-cell>
          <table:table-cell table:style-name="ce2" office:value-type="string" calcext:value-type="string">
            <text:p>0 - 1</text:p>
          </table:table-cell>
          <table:table-cell table:style-name="ce2" office:value-type="string" calcext:value-type="string">
            <text:p>In play, out(s)</text:p>
          </table:table-cell>
          <table:table-cell table:style-name="ce5" office:value-type="string" calcext:value-type="string">
            <text:p>Adrian Beltre pops out to first baseman Mike Napoli in foul territory.</text:p>
          </table:table-cell>
          <table:table-cell office:value-type="string" calcext:value-type="string">
            <text:p>http://baseballsavant.com/popup/video.php?video_id=3279665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4-05-16" calcext:value-type="date">
            <text:p>2014-05-16</text:p>
          </table:table-cell>
          <table:table-cell table:style-name="ce2" office:value-type="string" calcext:value-type="string">
            <text:p>0 - 1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Adrian Beltre pops out to second baseman Steve Tolleson.</text:p>
          </table:table-cell>
          <table:table-cell office:value-type="string" calcext:value-type="string">
            <text:p>http://baseballsavant.com/popup/video.php?video_id=329223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2" office:value-type="float" office:value="81.4" calcext:value-type="float">
            <text:p>81.4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date" office:date-value="2014-06-04" calcext:value-type="date">
            <text:p>2014-06-04</text:p>
          </table:table-cell>
          <table:table-cell table:style-name="ce2" office:value-type="string" calcext:value-type="string">
            <text:p>1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ames Loney pops out to second baseman Donovan Solano.</text:p>
          </table:table-cell>
          <table:table-cell office:value-type="string" calcext:value-type="string">
            <text:p>http://baseballsavant.com/popup/video.php?video_id=3344300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2" office:value-type="float" office:value="84.5" calcext:value-type="float">
            <text:p>84.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date" office:date-value="2014-07-29" calcext:value-type="date">
            <text:p>2014-07-29</text:p>
          </table:table-cell>
          <table:table-cell table:style-name="ce2" office:value-type="string" calcext:value-type="string">
            <text:p>1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ames Loney pops out to third baseman Aramis Ramirez.</text:p>
          </table:table-cell>
          <table:table-cell office:value-type="string" calcext:value-type="string">
            <text:p>http://baseballsavant.com/popup/video.php?video_id=3490876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14-08-04" calcext:value-type="date">
            <text:p>2014-08-04</text:p>
          </table:table-cell>
          <table:table-cell table:style-name="ce2" office:value-type="string" calcext:value-type="string">
            <text:p>0 - 1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ames Loney pops out to third baseman Josh Donaldson in foul territory.</text:p>
          </table:table-cell>
          <table:table-cell office:value-type="string" calcext:value-type="string">
            <text:p>http://baseballsavant.com/popup/video.php?video_id=3509040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2" office:value-type="float" office:value="89.7" calcext:value-type="float">
            <text:p>89.7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4-04-22" calcext:value-type="date">
            <text:p>2014-04-22</text:p>
          </table:table-cell>
          <table:table-cell table:style-name="ce2" office:value-type="string" calcext:value-type="string">
            <text:p>2 - 1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Chris Young pops out softly to first baseman Matt Adams.</text:p>
          </table:table-cell>
          <table:table-cell office:value-type="string" calcext:value-type="string">
            <text:p>http://baseballsavant.com/popup/video.php?video_id=3229254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0.5" calcext:value-type="float">
            <text:p>90.5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4-07-29" calcext:value-type="date">
            <text:p>2014-07-29</text:p>
          </table:table-cell>
          <table:table-cell table:style-name="ce2" office:value-type="string" calcext:value-type="string">
            <text:p>2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ean Segura pops out to first baseman James Loney in foul territory.</text:p>
          </table:table-cell>
          <table:table-cell office:value-type="string" calcext:value-type="string">
            <text:p>http://baseballsavant.com/popup/video.php?video_id=3490646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14-08-17" calcext:value-type="date">
            <text:p>2014-08-17</text:p>
          </table:table-cell>
          <table:table-cell table:style-name="ce2" office:value-type="string" calcext:value-type="string">
            <text:p>1 - 0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ean Segura pops out to first baseman Adrian Gonzalez.</text:p>
          </table:table-cell>
          <table:table-cell office:value-type="string" calcext:value-type="string">
            <text:p>http://baseballsavant.com/popup/video.php?video_id=3545465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C</text:p>
          </table:table-cell>
          <table:table-cell table:style-name="ce2" office:value-type="float" office:value="92.3" calcext:value-type="float">
            <text:p>92.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2-05-14" calcext:value-type="date">
            <text:p>2012-05-14</text:p>
          </table:table-cell>
          <table:table-cell table:style-name="ce2" office:value-type="string" calcext:value-type="string">
            <text:p>3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Paul Goldschmidt pops out to first baseman James Loney in foul territory.</text:p>
          </table:table-cell>
          <table:table-cell office:value-type="string" calcext:value-type="string">
            <text:p>http://baseballsavant.com/popup/video.php?video_id=214443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3.7" calcext:value-type="float">
            <text:p>93.7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4-06-14" calcext:value-type="date">
            <text:p>2014-06-14</text:p>
          </table:table-cell>
          <table:table-cell table:style-name="ce2" office:value-type="string" calcext:value-type="string">
            <text:p>1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Paul Goldschmidt pops out to catcher A. J. Ellis in foul territory.</text:p>
          </table:table-cell>
          <table:table-cell office:value-type="string" calcext:value-type="string">
            <text:p>http://baseballsavant.com/popup/video.php?video_id=3373262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1.6" calcext:value-type="float">
            <text:p>91.6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0-04-23" calcext:value-type="date">
            <text:p>2010-04-23</text:p>
          </table:table-cell>
          <table:table-cell table:style-name="ce2" office:value-type="string" calcext:value-type="string">
            <text:p>3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Chris Young pops out to first baseman Ryan Howard in foul territory.</text:p>
          </table:table-cell>
          <table:table-cell office:value-type="string" calcext:value-type="string">
            <text:p>http://baseballsavant.com/popup/video.php?video_id=762124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2.6" calcext:value-type="float">
            <text:p>92.6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1-09-06" calcext:value-type="date">
            <text:p>2011-09-06</text:p>
          </table:table-cell>
          <table:table-cell table:style-name="ce2" office:value-type="string" calcext:value-type="string">
            <text:p>1 - 0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Chris Young pops out to second baseman Mark Ellis.</text:p>
          </table:table-cell>
          <table:table-cell office:value-type="string" calcext:value-type="string">
            <text:p>http://baseballsavant.com/popup/video.php?video_id=1890916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U</text:p>
          </table:table-cell>
          <table:table-cell table:style-name="ce2" office:value-type="float" office:value="77.2" calcext:value-type="float">
            <text:p>77.2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12-08-09" calcext:value-type="date">
            <text:p>2012-08-09</text:p>
          </table:table-cell>
          <table:table-cell table:style-name="ce2" office:value-type="string" calcext:value-type="string">
            <text:p>0 - 1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Chris Young pops out to shortstop Jordy Mercer.</text:p>
          </table:table-cell>
          <table:table-cell office:value-type="string" calcext:value-type="string">
            <text:p>http://baseballsavant.com/popup/video.php?video_id=2376382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H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08-08-20" calcext:value-type="date">
            <text:p>2008-08-20</text:p>
          </table:table-cell>
          <table:table-cell table:style-name="ce2" office:value-type="string" calcext:value-type="string">
            <text:p>3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Ryan Howard pops out to third baseman Ryan Zimmerman in foul territory.</text:p>
          </table:table-cell>
          <table:table-cell office:value-type="string" calcext:value-type="string">
            <text:p>http://baseballsavant.com/popup/video.php?video_id=33408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T</text:p>
          </table:table-cell>
          <table:table-cell table:style-name="ce2" office:value-type="float" office:value="91.1" calcext:value-type="float">
            <text:p>91.1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14-06-16" calcext:value-type="date">
            <text:p>2014-06-16</text:p>
          </table:table-cell>
          <table:table-cell table:style-name="ce2" office:value-type="string" calcext:value-type="string">
            <text:p>0 - 1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Ryan Howard pops out to second baseman Tommy La Stella.</text:p>
          </table:table-cell>
          <table:table-cell office:value-type="string" calcext:value-type="string">
            <text:p>http://baseballsavant.com/popup/video.php?video_id=337763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2" office:value-type="float" office:value="83.8" calcext:value-type="float">
            <text:p>83.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11-07-29" calcext:value-type="date">
            <text:p>2011-07-29</text:p>
          </table:table-cell>
          <table:table-cell table:style-name="ce2" office:value-type="string" calcext:value-type="string">
            <text:p>1 - 0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Ian Kinsler pops out to first baseman Adam Lind in foul territory.</text:p>
          </table:table-cell>
          <table:table-cell office:value-type="string" calcext:value-type="string">
            <text:p>http://baseballsavant.com/popup/video.php?video_id=1743049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11-09-10" calcext:value-type="date">
            <text:p>2011-09-10</text:p>
          </table:table-cell>
          <table:table-cell table:style-name="ce2" office:value-type="string" calcext:value-type="string">
            <text:p>3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Ian Kinsler pops out to third baseman Scott Sizemore in foul territory.</text:p>
          </table:table-cell>
          <table:table-cell office:value-type="string" calcext:value-type="string">
            <text:p>http://baseballsavant.com/popup/video.php?video_id=1905761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U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date" office:date-value="2012-05-17" calcext:value-type="date">
            <text:p>2012-05-17</text:p>
          </table:table-cell>
          <table:table-cell table:style-name="ce2" office:value-type="string" calcext:value-type="string">
            <text:p>0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Ian Kinsler pops out to first baseman Adam Rosales in foul territory.</text:p>
          </table:table-cell>
          <table:table-cell office:value-type="string" calcext:value-type="string">
            <text:p>http://baseballsavant.com/popup/video.php?video_id=2151336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12-05-26" calcext:value-type="date">
            <text:p>2012-05-26</text:p>
          </table:table-cell>
          <table:table-cell table:style-name="ce2" office:value-type="string" calcext:value-type="string">
            <text:p>2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Ian Kinsler pops out to shortstop Yunel Escobar.</text:p>
          </table:table-cell>
          <table:table-cell office:value-type="string" calcext:value-type="string">
            <text:p>http://baseballsavant.com/popup/video.php?video_id=2177148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2" office:value-type="float" office:value="80.1" calcext:value-type="float">
            <text:p>80.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12-07-31" calcext:value-type="date">
            <text:p>2012-07-31</text:p>
          </table:table-cell>
          <table:table-cell table:style-name="ce2" office:value-type="string" calcext:value-type="string">
            <text:p>0 - 0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Ian Kinsler pops out to first baseman Albert Pujols in foul territory.</text:p>
          </table:table-cell>
          <table:table-cell office:value-type="string" calcext:value-type="string">
            <text:p>http://baseballsavant.com/popup/video.php?video_id=235009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T</text:p>
          </table:table-cell>
          <table:table-cell table:style-name="ce2" office:value-type="float" office:value="94.3" calcext:value-type="float">
            <text:p>94.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2-08-21" calcext:value-type="date">
            <text:p>2012-08-21</text:p>
          </table:table-cell>
          <table:table-cell table:style-name="ce2" office:value-type="string" calcext:value-type="string">
            <text:p>3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Ian Kinsler pops out to third baseman Manny Machado.</text:p>
          </table:table-cell>
          <table:table-cell office:value-type="string" calcext:value-type="string">
            <text:p>http://baseballsavant.com/popup/video.php?video_id=241072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12-08-26" calcext:value-type="date">
            <text:p>2012-08-26</text:p>
          </table:table-cell>
          <table:table-cell table:style-name="ce2" office:value-type="string" calcext:value-type="string">
            <text:p>3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Ian Kinsler pops out to first baseman Joe Mauer in foul territory.</text:p>
          </table:table-cell>
          <table:table-cell office:value-type="string" calcext:value-type="string">
            <text:p>http://baseballsavant.com/popup/video.php?video_id=242417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88.3" calcext:value-type="float">
            <text:p>88.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2-09-28" calcext:value-type="date">
            <text:p>2012-09-28</text:p>
          </table:table-cell>
          <table:table-cell table:style-name="ce2" office:value-type="string" calcext:value-type="string">
            <text:p>3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Ian Kinsler pops out to third baseman Alberto Callaspo in foul territory.</text:p>
          </table:table-cell>
          <table:table-cell office:value-type="string" calcext:value-type="string">
            <text:p>http://baseballsavant.com/popup/video.php?video_id=251575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date" office:date-value="2013-08-04" calcext:value-type="date">
            <text:p>2013-08-04</text:p>
          </table:table-cell>
          <table:table-cell table:style-name="ce2" office:value-type="string" calcext:value-type="string">
            <text:p>0 - 0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Ian Kinsler pops out to catcher Derek Norris in foul territory.</text:p>
          </table:table-cell>
          <table:table-cell office:value-type="string" calcext:value-type="string">
            <text:p>http://baseballsavant.com/popup/video.php?video_id=2943694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date" office:date-value="2014-06-11" calcext:value-type="date">
            <text:p>2014-06-11</text:p>
          </table:table-cell>
          <table:table-cell table:style-name="ce2" office:value-type="string" calcext:value-type="string">
            <text:p>1 - 0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Ian Kinsler pops out to first baseman Jose Abreu in foul territory.</text:p>
          </table:table-cell>
          <table:table-cell office:value-type="string" calcext:value-type="string">
            <text:p>http://baseballsavant.com/popup/video.php?video_id=3363870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12-06-15" calcext:value-type="date">
            <text:p>2012-06-15</text:p>
          </table:table-cell>
          <table:table-cell table:style-name="ce2" office:value-type="string" calcext:value-type="string">
            <text:p>3 - 1</text:p>
          </table:table-cell>
          <table:table-cell table:style-name="ce5" office:value-type="string" calcext:value-type="string">
            <text:p>In play, no out</text:p>
          </table:table-cell>
          <table:table-cell table:style-name="ce5" office:value-type="string" calcext:value-type="string">
            <text:p>Jimmy Rollins doubles (13) on a pop up to shortstop Yunel Escobar.</text:p>
          </table:table-cell>
          <table:table-cell office:value-type="string" calcext:value-type="string">
            <text:p>http://baseballsavant.com/popup/video.php?video_id=2230860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4.2" calcext:value-type="float">
            <text:p>94.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2-06-02" calcext:value-type="date">
            <text:p>2012-06-02</text:p>
          </table:table-cell>
          <table:table-cell table:style-name="ce2" office:value-type="string" calcext:value-type="string">
            <text:p>3 - 1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immy Rollins pops out to shortstop Jose Reyes.</text:p>
          </table:table-cell>
          <table:table-cell office:value-type="string" calcext:value-type="string">
            <text:p>http://baseballsavant.com/popup/video.php?video_id=21966123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FF</text:p>
          </table:table-cell>
          <table:table-cell table:style-name="ce2" office:value-type="float" office:value="91.9" calcext:value-type="float">
            <text:p>91.9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date" office:date-value="2012-05-13" calcext:value-type="date">
            <text:p>2012-05-13</text:p>
          </table:table-cell>
          <table:table-cell table:style-name="ce2" office:value-type="string" calcext:value-type="string">
            <text:p>2 - 1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immy Rollins pops out to first baseman Yonder Alonso. Carlos Ruiz to 2nd. Freddy Galvis advances to 3rd, on fielding error by first baseman Yonder Alonso.</text:p>
          </table:table-cell>
          <table:table-cell office:value-type="string" calcext:value-type="string">
            <text:p>http://baseballsavant.com/popup/video.php?video_id=2140038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2" office:value-type="float" office:value="96.9" calcext:value-type="float">
            <text:p>96.9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date" office:date-value="2012-05-12" calcext:value-type="date">
            <text:p>2012-05-12</text:p>
          </table:table-cell>
          <table:table-cell table:style-name="ce2" office:value-type="string" calcext:value-type="string">
            <text:p>2 - 0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immy Rollins pops out to shortstop Jason Bartlett.</text:p>
          </table:table-cell>
          <table:table-cell office:value-type="string" calcext:value-type="string">
            <text:p>http://baseballsavant.com/popup/video.php?video_id=213724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date" office:date-value="2012-04-18" calcext:value-type="date">
            <text:p>2012-04-18</text:p>
          </table:table-cell>
          <table:table-cell table:style-name="ce2" office:value-type="string" calcext:value-type="string">
            <text:p>0 - 1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immy Rollins pops out to shortstop Brandon Crawford in foul territory.</text:p>
          </table:table-cell>
          <table:table-cell office:value-type="string" calcext:value-type="string">
            <text:p>http://baseballsavant.com/popup/video.php?video_id=2073759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date" office:date-value="2011-09-24" calcext:value-type="date">
            <text:p>2011-09-24</text:p>
          </table:table-cell>
          <table:table-cell table:style-name="ce2" office:value-type="string" calcext:value-type="string">
            <text:p>2 - 2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immy Rollins pops out to third baseman David Wright in foul territory.</text:p>
          </table:table-cell>
          <table:table-cell office:value-type="string" calcext:value-type="string">
            <text:p>http://baseballsavant.com/popup/video.php?video_id=358308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T</text:p>
          </table:table-cell>
          <table:table-cell table:style-name="ce2" office:value-type="float" office:value="89.2" calcext:value-type="float">
            <text:p>89.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date" office:date-value="2011-04-27" calcext:value-type="date">
            <text:p>2011-04-27</text:p>
          </table:table-cell>
          <table:table-cell table:style-name="ce2" office:value-type="string" calcext:value-type="string">
            <text:p>1 - 0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Jimmy Rollins pops out to first baseman Xavier Nady in foul territory.</text:p>
          </table:table-cell>
          <table:table-cell office:value-type="string" calcext:value-type="string">
            <text:p>http://baseballsavant.com/popup/video.php?video_id=1420912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style-name="ce2" office:value-type="float" office:value="94.3" calcext:value-type="float">
            <text:p>94.3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14-07-10" calcext:value-type="date">
            <text:p>2014-07-10</text:p>
          </table:table-cell>
          <table:table-cell table:style-name="ce2" office:value-type="string" calcext:value-type="string">
            <text:p>0 - 1</text:p>
          </table:table-cell>
          <table:table-cell table:style-name="ce5" office:value-type="string" calcext:value-type="string">
            <text:p>In play, out(s)</text:p>
          </table:table-cell>
          <table:table-cell table:style-name="ce5" office:value-type="string" calcext:value-type="string">
            <text:p>Alexei Ramirez pops out to shortstop Stephen Drew.</text:p>
          </table:table-cell>
          <table:table-cell office:value-type="string" calcext:value-type="string">
            <text:p>http://baseballsavant.com/popup/video.php?video_id=34464533</text:p>
          </table:table-cell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0:36:10.766000000</meta:creation-date>
    <dc:date>2014-09-03T10:37:20.962000000</dc:date>
    <meta:editing-duration>P0D</meta:editing-duration>
    <meta:editing-cycles>1</meta:editing-cycles>
    <meta:document-statistic meta:table-count="1" meta:cell-count="288" meta:object-count="0"/>
    <meta:generator>LibreOffice/4.1.4.2$Windows_x86 LibreOffice_project/0a0440ccc0227ad9829de5f46be37cfb6edcf72</meta:generator>
  </office:meta>
</office:document-meta>
</file>